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measure">
      <style:graphic-properties draw:textarea-vertical-align="middle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3.875cm" svg:y1="4.271cm" svg:x2="3.875cm" svg:y2="4.521cm">
              <text:p/>
            </draw:line>
            <draw:line draw:style-name="gr2" draw:text-style-name="P1" draw:layer="layout" svg:x1="4.125cm" svg:y1="4.396cm" svg:x2="3.875cm" svg:y2="4.271cm">
              <text:p/>
            </draw:line>
            <draw:line draw:style-name="gr3" draw:text-style-name="P1" draw:layer="layout" svg:x1="3.875cm" svg:y1="4.521cm" svg:x2="4.125cm" svg:y2="4.396cm">
              <text:p/>
            </draw:line>
            <draw:line draw:style-name="gr4" draw:text-style-name="P1" draw:layer="layout" svg:x1="4.5cm" svg:y1="4.396cm" svg:x2="3.5cm" svg:y2="4.396cm">
              <text:p/>
            </draw:line>
            <draw:line draw:style-name="gr5" draw:text-style-name="P1" draw:layer="layout" svg:x1="4.125cm" svg:y1="4.271cm" svg:x2="4.125cm" svg:y2="4.521cm">
              <text:p/>
            </draw:line>
          </draw:g>
          <draw:line draw:style-name="gr6" draw:text-style-name="P1" draw:layer="layout" svg:x1="4.045cm" svg:y1="4.521cm" svg:x2="4.125cm" svg:y2="4.521cm">
            <text:p/>
          </draw:line>
        </draw:g>
        <draw:g>
          <draw:g>
            <draw:line draw:style-name="gr7" draw:text-style-name="P1" draw:layer="layout" svg:x1="4.875cm" svg:y1="4.271cm" svg:x2="4.875cm" svg:y2="4.521cm">
              <text:p/>
            </draw:line>
            <draw:line draw:style-name="gr8" draw:text-style-name="P1" draw:layer="layout" svg:x1="5.125cm" svg:y1="4.396cm" svg:x2="4.875cm" svg:y2="4.271cm">
              <text:p/>
            </draw:line>
            <draw:line draw:style-name="gr9" draw:text-style-name="P1" draw:layer="layout" svg:x1="4.875cm" svg:y1="4.521cm" svg:x2="5.125cm" svg:y2="4.396cm">
              <text:p/>
            </draw:line>
            <draw:line draw:style-name="gr10" draw:text-style-name="P1" draw:layer="layout" svg:x1="5.5cm" svg:y1="4.396cm" svg:x2="4.5cm" svg:y2="4.396cm">
              <text:p/>
            </draw:line>
            <draw:line draw:style-name="gr11" draw:text-style-name="P1" draw:layer="layout" svg:x1="5.125cm" svg:y1="4.271cm" svg:x2="5.125cm" svg:y2="4.521cm">
              <text:p/>
            </draw:line>
          </draw:g>
          <draw:line draw:style-name="gr12" draw:text-style-name="P1" draw:layer="layout" svg:x1="5.045cm" svg:y1="4.521cm" svg:x2="5.125cm" svg:y2="4.521cm">
            <text:p/>
          </draw:line>
        </draw:g>
        <draw:g>
          <draw:rect draw:style-name="gr13" draw:text-style-name="P1" draw:layer="layout" svg:width="0.75cm" svg:height="0.25cm" svg:x="2.5cm" svg:y="4.271cm">
            <text:p/>
          </draw:rect>
          <draw:line draw:style-name="gr14" draw:text-style-name="P1" draw:layer="layout" svg:x1="2.25cm" svg:y1="4.396cm" svg:x2="2.5cm" svg:y2="4.396cm">
            <text:p/>
          </draw:line>
          <draw:line draw:style-name="gr15" draw:text-style-name="P1" draw:layer="layout" svg:x1="3.25cm" svg:y1="4.396cm" svg:x2="3.5cm" svg:y2="4.396cm">
            <text:p/>
          </draw:line>
        </draw:g>
        <draw:g>
          <draw:rect draw:style-name="gr16" draw:text-style-name="P1" draw:layer="layout" svg:width="0.75cm" svg:height="0.25cm" svg:x="5.75cm" svg:y="4.271cm">
            <text:p/>
          </draw:rect>
          <draw:line draw:style-name="gr17" draw:text-style-name="P1" draw:layer="layout" svg:x1="5.5cm" svg:y1="4.396cm" svg:x2="5.75cm" svg:y2="4.396cm">
            <text:p/>
          </draw:line>
          <draw:line draw:style-name="gr18" draw:text-style-name="P1" draw:layer="layout" svg:x1="6.5cm" svg:y1="4.396cm" svg:x2="6.75cm" svg:y2="4.396cm">
            <text:p/>
          </draw:line>
        </draw:g>
        <draw:g xml:id="id1" draw:id="id1">
          <draw:line draw:style-name="gr19" draw:text-style-name="P1" draw:layer="layout" svg:x1="6.746cm" svg:y1="4.392cm" svg:x2="6.751cm" svg:y2="5.059cm">
            <text:p/>
          </draw:line>
          <draw:line draw:style-name="gr20" draw:text-style-name="P1" draw:layer="layout" svg:x1="6.5cm" svg:y1="5.059cm" svg:x2="7cm" svg:y2="5.059cm">
            <text:p/>
          </draw:line>
          <draw:line draw:style-name="gr21" draw:text-style-name="P1" draw:layer="layout" svg:x1="6.584cm" svg:y1="5.164cm" svg:x2="6.917cm" svg:y2="5.164cm">
            <text:p/>
          </draw:line>
          <draw:line draw:style-name="gr22" draw:text-style-name="P1" draw:layer="layout" svg:x1="6.667cm" svg:y1="5.271cm" svg:x2="6.834cm" svg:y2="5.271cm">
            <text:p/>
          </draw:line>
        </draw:g>
        <draw:connector draw:style-name="gr23" draw:text-style-name="P2" xml:id="id2" draw:id="id2" draw:layer="layout" svg:x1="6.75cm" svg:y1="4.392cm" svg:x2="6.75cm" svg:y2="4.392cm" draw:start-shape="id1" draw:start-glue-point="0" draw:end-shape="id1" draw:end-glue-point="0" svg:d="M6750 4392z" svg:viewBox="0 0 1 1">
          <text:p/>
        </draw:connector>
        <draw:connector draw:style-name="gr23" draw:text-style-name="P2" draw:layer="layout" svg:x1="6.75cm" svg:y1="4.392cm" svg:x2="6.75cm" svg:y2="4.392cm" draw:start-shape="id2" draw:start-glue-point="0" draw:end-shape="id2" draw:end-glue-point="0" svg:d="M6750 4392z" svg:viewBox="0 0 1 1">
          <text:p/>
        </draw:connector>
        <draw:line draw:style-name="gr24" draw:text-style-name="P3" draw:layer="layout" svg:x1="2.247cm" svg:y1="4.387cm" svg:x2="2.25cm" svg:y2="5.021cm">
          <text:p text:style-name="P2"><text:span text:style-name="T1"/></text:p>
          <text:p text:style-name="P2"><text:span text:style-name="T1"/></text:p>
        </draw:line>
        <draw:frame draw:style-name="gr25" draw:text-style-name="P4" draw:layer="layout" svg:width="1.624cm" svg:height="0.729cm" svg:x="1.376cm" svg:y="5.5cm">
          <draw:text-box>
            <text:p><text:span text:style-name="T1">+3.3V</text:span></text:p>
          </draw:text-box>
        </draw:frame>
        <draw:line draw:style-name="gr26" draw:text-style-name="P2" draw:layer="layout" svg:x1="5.5cm" svg:y1="4.39cm" svg:x2="5.5cm" svg:y2="3.521cm">
          <text:p/>
        </draw:line>
        <draw:line draw:style-name="gr26" draw:text-style-name="P2" draw:layer="layout" svg:x1="3.5cm" svg:y1="4.39cm" svg:x2="3.5cm" svg:y2="3.521cm">
          <text:p/>
        </draw:line>
        <draw:measure draw:style-name="gr27" draw:text-style-name="P2" draw:layer="measurelines" svg:x1="3.5cm" svg:y1="3.771cm" svg:x2="5.5cm" svg:y2="3.771cm">
          <text:p text:style-name="P5"><text:span text:style-name="T2"><text:measure text:kind="gap"/></text:span><text:span text:style-name="T3">1.5V</text:span></text:p>
        </draw:measure>
        <draw:frame draw:style-name="gr25" draw:text-style-name="P4" draw:layer="layout" svg:width="1.531cm" svg:height="0.729cm" svg:x="2cm" svg:y="3.521cm">
          <draw:text-box>
            <text:p><text:span text:style-name="T1">200Ω</text:span></text:p>
          </draw:text-box>
        </draw:frame>
        <draw:frame draw:style-name="gr25" draw:text-style-name="P4" draw:layer="layout" svg:width="1.941cm" svg:height="0.729cm" svg:x="4.5cm" svg:y="1.542cm">
          <draw:text-box>
            <text:p><text:span text:style-name="T1">C-Vneg</text:span></text:p>
          </draw:text-box>
        </draw:frame>
        <draw:frame draw:style-name="gr25" draw:text-style-name="P4" draw:layer="layout" svg:width="1.916cm" svg:height="0.729cm" svg:x="2.597cm" svg:y="1.542cm">
          <draw:text-box>
            <text:p><text:span text:style-name="T1">C-Vpos</text:span></text:p>
          </draw:text-box>
        </draw:frame>
        <draw:frame draw:style-name="gr25" draw:layer="layout" svg:width="1.531cm" svg:height="0.729cm" svg:x="5.5cm" svg:y="3.542cm">
          <draw:text-box>
            <text:p><text:span text:style-name="T1">200Ω</text:span></text:p>
          </draw:text-box>
        </draw:frame>
        <draw:frame draw:style-name="gr25" draw:text-style-name="P4" draw:layer="layout" svg:width="1.442cm" svg:height="0.729cm" svg:x="6.058cm" svg:y="5.5cm">
          <draw:text-box>
            <text:p><text:span text:style-name="T1">GND</text:span></text:p>
          </draw:text-box>
        </draw:frame>
        <draw:g>
          <draw:rect draw:style-name="gr28" draw:text-style-name="P1" draw:layer="layout" svg:width="0.75cm" svg:height="0.25cm" svg:x="10.25cm" svg:y="2.521cm">
            <text:p/>
          </draw:rect>
          <draw:line draw:style-name="gr29" draw:text-style-name="P1" draw:layer="layout" svg:x1="10cm" svg:y1="2.646cm" svg:x2="10.25cm" svg:y2="2.646cm">
            <text:p/>
          </draw:line>
          <draw:line draw:style-name="gr30" draw:text-style-name="P1" draw:layer="layout" svg:x1="11cm" svg:y1="2.646cm" svg:x2="11.25cm" svg:y2="2.646cm">
            <text:p/>
          </draw:line>
        </draw:g>
        <draw:frame draw:style-name="gr25" draw:text-style-name="P4" draw:layer="layout" svg:width="1.577cm" svg:height="0.729cm" svg:x="9.923cm" svg:y="1.792cm">
          <draw:text-box>
            <text:p><text:span text:style-name="T1">10KΩ</text:span></text:p>
          </draw:text-box>
        </draw:frame>
        <draw:frame draw:style-name="gr25" draw:text-style-name="P4" draw:layer="layout" svg:width="1.802cm" svg:height="0.729cm" svg:x="11.25cm" svg:y="2.292cm">
          <draw:text-box>
            <text:p><text:span text:style-name="T1">GPIO0</text:span></text:p>
          </draw:text-box>
        </draw:frame>
        <draw:g>
          <draw:rect draw:style-name="gr31" draw:text-style-name="P1" draw:layer="layout" svg:width="0.75cm" svg:height="0.25cm" svg:x="10.25cm" svg:y="4cm">
            <text:p/>
          </draw:rect>
          <draw:line draw:style-name="gr32" draw:text-style-name="P1" draw:layer="layout" svg:x1="10cm" svg:y1="4.125cm" svg:x2="10.25cm" svg:y2="4.125cm">
            <text:p/>
          </draw:line>
          <draw:line draw:style-name="gr33" draw:text-style-name="P1" draw:layer="layout" svg:x1="11cm" svg:y1="4.125cm" svg:x2="11.25cm" svg:y2="4.125cm">
            <text:p/>
          </draw:line>
        </draw:g>
        <draw:frame draw:style-name="gr25" draw:text-style-name="P4" draw:layer="layout" svg:width="1.577cm" svg:height="0.729cm" svg:x="9.923cm" svg:y="3.271cm">
          <draw:text-box>
            <text:p><text:span text:style-name="T1">10KΩ</text:span></text:p>
          </draw:text-box>
        </draw:frame>
        <draw:frame draw:style-name="gr25" draw:text-style-name="P4" draw:layer="layout" svg:width="1.802cm" svg:height="0.729cm" svg:x="11.25cm" svg:y="3.771cm">
          <draw:text-box>
            <text:p><text:span text:style-name="T1">GPIO2</text:span></text:p>
          </draw:text-box>
        </draw:frame>
        <draw:frame draw:style-name="gr25" draw:text-style-name="P4" draw:layer="layout" svg:width="2.005cm" svg:height="0.729cm" svg:x="8cm" svg:y="2.292cm">
          <draw:text-box>
            <text:p><text:span text:style-name="T1">C-Clock</text:span></text:p>
          </draw:text-box>
        </draw:frame>
        <draw:frame draw:style-name="gr25" draw:text-style-name="P4" draw:layer="layout" svg:width="1.844cm" svg:height="0.729cm" svg:x="8cm" svg:y="3.771cm">
          <draw:text-box>
            <text:p><text:span text:style-name="T1">C-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23.094cm" fo:margin-left="1cm" fo:margin-right="7.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3T11:51:22.793588575</meta:creation-date>
    <meta:editing-duration>P0D</meta:editing-duration>
    <meta:editing-cycles>1</meta:editing-cycles>
    <meta:generator>LibreOffice/4.2.7.2$Linux_X86_64 LibreOffice_project/420m0$Build-2</meta:generator>
    <meta:document-statistic meta:object-count="55"/>
  </office:meta>
</office:document-meta>
</file>